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officeooo:rsid="00055301" officeooo:paragraph-rsid="00055301"/>
    </style:style>
    <style:style style:name="P3" style:family="paragraph" style:parent-style-name="Standard">
      <style:paragraph-properties fo:text-align="start" style:justify-single-word="false"/>
      <style:text-properties officeooo:rsid="00060058" officeooo:paragraph-rsid="00055301"/>
    </style:style>
    <style:style style:name="P4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officeooo:rsid="000b9700" officeooo:paragraph-rsid="0009b48b"/>
    </style:style>
    <style:style style:name="P7" style:family="paragraph" style:parent-style-name="Standard">
      <style:paragraph-properties fo:text-align="start" style:justify-single-word="false"/>
      <style:text-properties officeooo:rsid="000f1744" officeooo:paragraph-rsid="000f1744"/>
    </style:style>
    <style:style style:name="P8" style:family="paragraph" style:parent-style-name="Standard">
      <style:paragraph-properties fo:text-align="center" style:justify-single-word="false"/>
      <style:text-properties officeooo:rsid="0012a9a8" officeooo:paragraph-rsid="0012a9a8"/>
    </style:style>
    <style:style style:name="P9" style:family="paragraph" style:parent-style-name="Standard">
      <style:paragraph-properties fo:text-align="start" style:justify-single-word="false"/>
      <style:text-properties officeooo:rsid="00136dac" officeooo:paragraph-rsid="00136dac"/>
    </style:style>
    <style:style style:name="P10" style:family="paragraph" style:parent-style-name="Standard">
      <style:paragraph-properties fo:text-align="start" style:justify-single-word="false"/>
      <style:text-properties officeooo:rsid="00147076" officeooo:paragraph-rsid="00147076"/>
    </style:style>
    <style:style style:name="P11" style:family="paragraph" style:parent-style-name="Standard">
      <style:paragraph-properties fo:text-align="center" style:justify-single-word="false"/>
      <style:text-properties officeooo:rsid="00147076" officeooo:paragraph-rsid="00147076"/>
    </style:style>
    <style:style style:name="P12" style:family="paragraph" style:parent-style-name="Standard">
      <style:paragraph-properties fo:text-align="start" style:justify-single-word="false"/>
      <style:text-properties officeooo:rsid="0016209a" officeooo:paragraph-rsid="0016209a"/>
    </style:style>
    <style:style style:name="P13" style:family="paragraph" style:parent-style-name="Standard">
      <style:paragraph-properties fo:text-align="start" style:justify-single-word="false"/>
      <style:text-properties officeooo:rsid="0018b358" officeooo:paragraph-rsid="0018b358"/>
    </style:style>
    <style:style style:name="P14" style:family="paragraph" style:parent-style-name="Standard">
      <style:paragraph-properties fo:text-align="start" style:justify-single-word="false"/>
      <style:text-properties officeooo:rsid="0019063f" officeooo:paragraph-rsid="0019063f"/>
    </style:style>
    <style:style style:name="P15" style:family="paragraph" style:parent-style-name="Standard">
      <style:paragraph-properties fo:text-align="start" style:justify-single-word="false"/>
      <style:text-properties fo:font-style="italic" officeooo:rsid="0019aad9" officeooo:paragraph-rsid="0019aad9" style:font-style-asian="italic" style:font-style-complex="italic"/>
    </style:style>
    <style:style style:name="T1" style:family="text">
      <style:text-properties officeooo:rsid="0012a9a8"/>
    </style:style>
    <style:style style:name="T2" style:family="text">
      <style:text-properties officeooo:rsid="0013e64b"/>
    </style:style>
    <style:style style:name="T3" style:family="text">
      <style:text-properties officeooo:rsid="0017c24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1">3</text:span>:</text:p>
      <text:p text:style-name="P8">Determining the spacing of data tracks on a CD and DVD</text:p>
      <text:p text:style-name="P8"/>
      <text:p text:style-name="P4">Background: </text:p>
      <text:p text:style-name="P9">Cds and DVDs have data recorded on them in a long, continuous spiral track that starts from the center of the disc and ends near the outside edge. <text:s/>The data track can easily be seen on a partially-burned CD or DVD as a darker color, but the spacing between the individual turns of the data track is far too small to be seen with the naked eye. <text:s/><text:span text:style-name="T2">However, Cds and DVDs are reflective, and thus can be used as reflective diffraction gratings. </text:span></text:p>
      <text:p text:style-name="P9"/>
      <text:p text:style-name="P10">If laser light is reflected from a CD or DVD, it will form alternating bright and dark spots – areas of constructive interference and destructive interference, respectively, according to the equation</text:p>
      <text:p text:style-name="P11"><draw:frame draw:style-name="fr1" draw:name="Object1" text:anchor-type="as-char" svg:y="-0.1484in" svg:width="0.8634in" svg:height="0.1839in" draw:z-index="0"><draw:object xlink:href="./Object 1" xlink:type="simple" xlink:show="embed" xlink:actuate="onLoad"/><draw:image xlink:href="./ObjectReplacements/Object 1" xlink:type="simple" xlink:show="embed" xlink:actuate="onLoad"/></draw:frame>(1)</text:p>
      <text:p text:style-name="P12">In this experiment, the <text:span text:style-name="T3">interference pattern from a CD and a DVD will be compared, and the spacing between turns on the data track will be calculated. </text:span></text:p>
      <text:p text:style-name="P7"/>
      <text:p text:style-name="P3"/>
      <text:p text:style-name="P2"/>
      <text:p text:style-name="P5">Materials you will need:</text:p>
      <text:p text:style-name="P6"/>
      <text:p text:style-name="P13">1 CD</text:p>
      <text:p text:style-name="P13">1 DVD</text:p>
      <text:p text:style-name="P13">1 Laser </text:p>
      <text:p text:style-name="P13">Several Black Laser-Blockers</text:p>
      <text:p text:style-name="P13">1 Viewing Screen (a light-colored wall or large paper may work)</text:p>
      <text:p text:style-name="P14">Meter Stick</text:p>
      <text:p text:style-name="P14"/>
      <text:p text:style-name="P13"/>
      <text:p text:style-name="P15">IT is left to the students to design the rest of this experi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6-02-11T07:37:05.846058034</dc:date>
    <meta:editing-duration>PT24M19S</meta:editing-duration>
    <meta:editing-cycles>19</meta:editing-cycles>
    <meta:generator>LibreOffice/4.3.7.2$Linux_X86_64 LibreOffice_project/430$Build-2</meta:generator>
    <meta:print-date>2016-02-11T07:37:03.692313389</meta:print-date>
    <meta:document-statistic meta:table-count="0" meta:image-count="0" meta:object-count="1" meta:page-count="1" meta:paragraph-count="15" meta:word-count="193" meta:character-count="1080" meta:non-whitespace-character-count="895"/>
  </office:meta>
</office:document-meta>
</file>

<file path=Object 1/content.xml><?xml version="1.0" encoding="utf-8"?>
<math xmlns="http://www.w3.org/1998/Math/MathML" display="block">
  <semantics>
    <mrow>
      <mi>d</mi>
      <mi>sin</mi>
      <mrow>
        <mi>θ</mi>
        <mo stretchy="false">=</mo>
        <mi>m</mi>
      </mrow>
      <mi>λ</mi>
    </mrow>
    <annotation encoding="StarMath 5.0">d sin θ = m λ</annotation>
  </semantics>
</math>
</file>